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1. goiburua</text:h>
        <text:p text:style-name="Standard">Lehenengo kapituluaren edukia da. Hau erabiltzailearen direktorioaren sarrera da.<text:line-break/> <text:alphabetical-index-mark text:string-value="Chapter"/><text:s text:c="2"/><text:user-index-mark text:string-value="User Directory Entry" text:index-name="User-Defined" text:outline-level="1"/></text:p>
        <text:h text:style-name="P2" text:outline-level="2">1.1 goiburua</text:h>
        <text:p text:style-name="Standard">1.1 kapituluaren edukia da. Hau aurkibidearen sarrera da.<text:line-break/> <text:toc-mark text:string-value="Entry" text:outline-level="1"/></text:p>
        <text:h text:style-name="P2" text:outline-level="2">1.2 goiburua</text:h>
        <text:p text:style-name="Standard">1.2 kapituluaren edukia da. Hau sarrera nagusiaren gako-hitza da.<text:line-break/> <text:alphabetical-index-mark text:string-value="this" text:key1="Primary key" text:key2="Secondary key"/><text:s text:c="2"/><text:alphabetical-index-mark text:string-value="Keyword"/></text:p>
        <text:p text:style-name="Standard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<text:sequence text:ref-name="refTable0" text:name="Table" text:formula="ooow:Table+1" style:num-format="1">1</text:sequence>. taula: hau 1. taula da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<text:sequence text:ref-name="refIllustration0" text:name="Illustration" text:formula="ooow:Illustration+1" style:num-format="1">1</text:sequence>.: hau 1. irudia da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99-12-07T16:24:14</meta:creation-date>
    <dc:creator>dooteo</dc:creator>
    <dc:date>2007-01-30T21:53:38</dc:date>
    <dc:language>en-US</dc:language>
    <meta:editing-cycles>19</meta:editing-cycles>
    <meta:editing-duration>PT1H25M17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42" meta:character-count="298"/>
  </office:meta>
</office:document-meta>
</file>